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GARCIA CONDORI ABEL LUIS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PICHANAKI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1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GARCIA CONDORI, ABEL LUIS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ROJ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GENETICA PROPIO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1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17:00:0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